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5-01-0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4-01-02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3-01-04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2-01-0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1-01-0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20-01-02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9-01-0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8-01-02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7-01-03 22:5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6-01-02 22:1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5-01-03 18:4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4-01-03 14:48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3-01-03 20:4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2-01-04 14:15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1-01-04 15:37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0-01-03 19:18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10-01-03 15:27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07-02-28 19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06-01-05 17:1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05-01-08 17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04-01-0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33101145701</text:p>
          </table:table-cell>
          <table:table-cell office:value-type="string" calcext:value-type="string">
            <text:p>2003-01-07 16:59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